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4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style:font-name-asian="Sorts Mill Goudy1" style:font-name-complex="Sorts Mill Goudy1"/>
    </style:style>
    <style:style style:name="P5" style:family="paragraph" style:parent-style-name="Exalted">
      <style:text-properties fo:language="en" fo:country="US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style:style style:name="P7" style:family="paragraph" style:parent-style-name="Exalted">
      <style:text-properties fo:language="en" fo:country="US"/>
    </style:style>
    <style:style style:name="P8" style:family="paragraph" style:parent-style-name="Exalted">
      <style:text-properties fo:language="en" fo:country="US" officeooo:paragraph-rsid="002725af"/>
    </style:style>
    <style:style style:name="P9" style:family="paragraph" style:parent-style-name="Exalted">
      <style:text-properties officeooo:rsid="002725af"/>
    </style:style>
    <style:style style:name="P10" style:family="paragraph" style:parent-style-name="Exalted">
      <style:paragraph-properties fo:margin-top="0in" fo:margin-bottom="0.0835in" style:contextual-spacing="false"/>
      <style:text-properties fo:language="en" fo:country="US" officeooo:rsid="002543af" officeooo:paragraph-rsid="002725af"/>
    </style:style>
    <style:style style:name="P11" style:family="paragraph" style:parent-style-name="Heading_20_10">
      <style:paragraph-properties fo:break-before="column"/>
      <style:text-properties officeooo:rsid="002725af" officeooo:paragraph-rsid="002725af"/>
    </style:style>
    <style:style style:name="P12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officeooo:paragraph-rsid="002725af" style:font-name-asian="Sorts Mill Goudy1" style:font-name-complex="Sorts Mill Goudy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074ca"/>
    </style:style>
    <style:style style:name="T3" style:family="text">
      <style:text-properties officeooo:rsid="00219026"/>
    </style:style>
    <style:style style:name="T4" style:family="text">
      <style:text-properties officeooo:rsid="0027dcdc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6" text:outline-level="1">Charms</text:h>
        <text:h text:style-name="P3" text:outline-level="3">Familiar Face Confusion</text:h>
        <text:p text:style-name="P5"><text:span text:style-name="T1">Cost: </text:span>5m<text:line-break/><text:span text:style-name="T1">Type:</text:span> Primary; <text:span text:style-name="T2">Scene</text:span><text:line-break/><text:span text:style-name="T1">Mins:</text:span> Deception 1, Luck 1</text:p>
        <text:p text:style-name="P5">By chance, the Nocturnal is confused for another in a way that is beneficial to the Nocturnal. This may either be by being mistaken for a rank of an organization, or a specific person.</text:p>
        <text:p text:style-name="P5">This may grant one temporary dot in a Merit such as Ally, Resources, or Influence, or it may be as simple as being granted entry into a closed party.</text:p>
        <text:p text:style-name="P5">This charade lasts as long as the Nocturnal as Motes committed, until the scene ends, or if the actual person/member of an organization the Nocturnal is confused for shows up.</text:p>
        <text:h text:style-name="P4" text:outline-level="3">Sometimes Apples Fly</text:h>
        <text:p text:style-name="P5"><text:span text:style-name="T1">Cost: </text:span>4m <text:line-break/><text:span text:style-name="T1">Type:</text:span> Reflexive (Scene)<text:line-break/><text:span text:style-name="T1">Mins:</text:span> Athletics 3, Paradox 3</text:p>
        <text:p text:style-name="P5">The Nocturnal cuts their bonds with the reality that exists, and instead tethers their bonds to the pull of the Night Sky.</text:p>
        <text:p text:style-name="P5"><text:span text:style-name="T3">G</text:span>ravity for the Nocturnal is inverted and allows them to fall upwards, <text:span text:style-name="T3">at their choice</text:span>. Fall damage still applies.</text:p>
        <text:h text:style-name="P4" text:outline-level="3">Dual Face Observation</text:h>
        <text:p text:style-name="P5"><text:span text:style-name="T1">Cost: </text:span>3m <text:line-break/><text:span text:style-name="T1">Type:</text:span> Primary<text:line-break/><text:span text:style-name="T1">Mins:</text:span> Paradox 2, Awareness 2</text:p>
        <text:p text:style-name="P5">You may observe a person, or specific point from two places (that you could normally access) at the same time.</text:p>
        <text:p text:style-name="P5">You may use this to place a “sentinel self” to watch guard while your “true self” is performing normal tasks.</text:p>
        <text:h text:style-name="P4" text:outline-level="3">Improbable Response</text:h>
        <text:p text:style-name="P5"><text:span text:style-name="T1">Cost: </text:span>3m<text:line-break/><text:span text:style-name="T1">Type:</text:span> Reflexive<text:line-break/><text:span text:style-name="T1">Mins:</text:span> Athletics 2, Paradox 1</text:p>
        <text:p text:style-name="P5">A thousand possibilities flash before the Nocturnal’s form, allowing them to predict an attack and move out of the way. </text:p>
        <text:p text:style-name="P5">Reduce damage from an incoming attack by (Essence).</text:p>
        <text:p text:style-name="P9"/>
        <text:h text:style-name="P11" text:outline-level="10">Greater Charm</text:h>
        <text:h text:style-name="P12" text:outline-level="3">Mind of the Mad Genius</text:h>
        <text:p text:style-name="P8"><text:span text:style-name="T1">Cost: </text:span>5m<text:line-break/><text:span text:style-name="T1">Type:</text:span> Primary (Scene)<text:line-break/><text:span text:style-name="T1">Mins:</text:span> Luck <text:span text:style-name="T4">4</text:span></text:p>
        <text:p text:style-name="P8">A plan so daring, so implausible, so inefficient, and verging on madness comes to Nocturnal.</text:p>
        <text:p text:style-name="P8">The Player describes a plan so implausible, so dangerous, so inefficient that it seems madness to even embark upon it.</text:p>
        <text:p text:style-name="P8">And yet, should the proposed plan be carried through, the strategy will work.</text:p>
        <text:p text:style-name="P10">Rolls taken to further this strategy get a reroll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>
      <style:paragraph-properties fo:margin-left="0in" fo:margin-right="0in" fo:margin-top="0in" fo:margin-bottom="0.0598in" style:contextual-spacing="false" fo:line-height="100%" fo:text-align="start" style:justify-single-word="false" fo:orphans="0" fo:widows="0" fo:hyphenation-ladder-count="no-limit" fo:text-indent="0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1-23T13:57:40.426000000</dc:date>
    <meta:editing-cycles>13</meta:editing-cycles>
    <meta:editing-duration>PT2H19M45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29" meta:word-count="328" meta:character-count="1864" meta:non-whitespace-character-count="1562"/>
  </office:meta>
</office:document-meta>
</file>